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16" officeooo:paragraph-rsid="000fe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9.2025 19:00 – Beginning of academic year</text:p>
      <text:p text:style-name="P1">4.9.2025 – First lessons</text:p>
      <text:p text:style-name="P1">22.12.2025-7.1.2026 – Christmas holidays</text:p>
      <text:p text:style-name="P1">8-14.1.2026 – End-of-halfyear exams</text:p>
      <text:p text:style-name="P1">16.1.2026 – Results of exams</text:p>
      <text:p text:style-name="P1">19.1-1.2.2026 – Winter holidays</text:p>
      <text:p text:style-name="P1">2-6.4.2026 – Easter holidays</text:p>
      <text:p text:style-name="P1">27.4-3.5.2026 – May holidays</text:p>
      <text:p text:style-name="P1">14-19.6.2026 – End-of-year exams</text:p>
      <text:p text:style-name="P1">22.6.2026 – Results of exams</text:p>
      <text:p text:style-name="P1">25.6.2026 – End of academic year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21:14:38.450032349</meta:creation-date>
    <meta:generator>LibreOffice/24.2.7.2$Linux_X86_64 LibreOffice_project/420$Build-2</meta:generator>
    <dc:date>2025-08-31T21:23:38.161310609</dc:date>
    <meta:editing-duration>PT9M</meta:editing-duration>
    <meta:editing-cycles>1</meta:editing-cycles>
    <meta:document-statistic meta:table-count="0" meta:image-count="0" meta:object-count="0" meta:page-count="1" meta:paragraph-count="11" meta:word-count="40" meta:character-count="349" meta:non-whitespace-character-count="309"/>
  </office:meta>
</office:document-meta>
</file>